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Picchi Maldi : Correlazione Clindamicina<text:s/></text:p>
      <text:p text:style-name="Normale">2978 : 0.3</text:p>
      <text:p text:style-name="Normale">3354 : 0.35</text:p>
      <text:p text:style-name="Normale">3364 : 0.25</text:p>
      <text:p text:style-name="Normale">3397 : -0.35</text:p>
      <text:p text:style-name="Normale">5914 : -0.34</text:p>
      <text:p text:style-name="Normale">5959 : 0.28</text:p>
      <text:p text:style-name="Normale">6710 : 0.44</text:p>
      <text:p text:style-name="Normale">6797 : -0.36</text:p>
      <text:p text:style-name="Normale">7386 : -0.24</text:p>
      <text:p text:style-name="Normale">10103 : 0.35</text:p>
      <text:p text:style-name="Normale"/>
      <text:p text:style-name="Normale">P</text:p>
      <text:p text:style-name="Normale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e Panciotti</meta:initial-creator>
    <dc:creator>Gabriele Panciotti</dc:creator>
    <meta:creation-date>2023-05-18T08:11:00Z</meta:creation-date>
    <dc:date>2023-05-18T08:18:00Z</dc:date>
    <meta:template xlink:href="Normal.dotm" xlink:type="simple"/>
    <meta:editing-cycles>1</meta:editing-cycles>
    <meta:editing-duration>PT420S</meta:editing-duration>
    <meta:document-statistic meta:page-count="1" meta:paragraph-count="1" meta:word-count="25" meta:character-count="170" meta:row-count="1" meta:non-whitespace-character-count="146"/>
  </office:meta>
</office:document-meta>
</file>